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etro</text:p>
      <text:p text:style-name="Standard">Positive Auswirkung der Pause war sofort sichtbar. Die Bearbeitung von Epic 3 in Iteration 4 ging mit Abstand am schnellsten. Gruppe hat im Gegensatz zu den anderen Iterationen an allen Stories zusammengearbeitet.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13:08:00Z</meta:creation-date>
    <dc:date>2018-02-03T13:08:00Z</dc:date>
    <meta:template xlink:href="Normal" xlink:type="simple"/>
    <meta:editing-cycles>2</meta:editing-cycles>
    <meta:editing-duration>PT0S</meta:editing-duration>
    <meta:document-statistic meta:page-count="1" meta:paragraph-count="1" meta:word-count="30" meta:character-count="221" meta:row-count="1" meta:non-whitespace-character-count="192"/>
  </office:meta>
</office:document-meta>
</file>